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7.54pt"/>
    </style:style>
    <style:style style:name="co2" style:family="table-column">
      <style:table-column-properties fo:break-before="auto" style:column-width="276.49pt"/>
    </style:style>
    <style:style style:name="co3" style:family="table-column">
      <style:table-column-properties fo:break-before="auto" style:column-width="70.21pt"/>
    </style:style>
    <style:style style:name="co4" style:family="table-column">
      <style:table-column-properties fo:break-before="auto" style:column-width="240.86pt"/>
    </style:style>
    <style:style style:name="co5" style:family="table-column">
      <style:table-column-properties fo:break-before="auto" style:column-width="93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font-name="Ubuntu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font-name="Ubuntu" fo:font-size="12pt" style:font-size-asian="12pt" style:font-size-complex="12pt"/>
    </style:style>
    <style:style style:name="ce3" style:family="table-cell" style:parent-style-name="Default" style:data-style-name="N10">
      <style:table-cell-properties style:text-align-source="fix" style:repeat-content="false" style:vertical-align="top"/>
      <style:paragraph-properties fo:text-align="start" fo:margin-left="0pt"/>
      <style:text-properties style:font-name="Ubuntu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">
      <style:table-cell-properties style:text-align-source="fix" style:repeat-content="false" style:vertical-align="top"/>
      <style:paragraph-properties fo:text-align="start" fo:margin-left="0pt"/>
      <style:text-properties style:font-name="Ubuntu" fo:font-size="12pt" style:font-size-asian="12pt" style:font-size-complex="12pt"/>
    </style:style>
    <style:style style:name="ce5" style:family="table-cell" style:parent-style-name="Default">
      <style:table-cell-properties style:vertical-align="top"/>
    </style:style>
    <style:style style:name="T1" style:family="text">
      <style:text-properties style:font-name="Ubuntu Mono"/>
    </style:style>
  </office:automatic-styles>
  <office:body>
    <office:spreadsheet>
      <table:calculation-settings table:automatic-find-labels="false"/>
      <table:table table:name="Sheet1" table:style-name="ta1" table:print-ranges="Sheet1.A1:Sheet1.D2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4"/>
        <table:table-column table:style-name="co6" table:default-cell-style-name="ce4"/>
        <table:table-column table:style-name="co6" table:number-columns-repeated="1016" table:default-cell-style-name="ce2"/>
        <table:table-column table:style-name="co6" table:default-cell-style-name="ce5"/>
        <table:table-header-rows>
          <table:table-row table:style-name="ro1">
            <table:table-cell table:style-name="ce1" office:value-type="string" calcext:value-type="string">
              <text:p>Chapter</text:p>
            </table:table-cell>
            <table:table-cell table:style-name="ce1" office:value-type="string" calcext:value-type="string">
              <text:p>Title</text:p>
            </table:table-cell>
            <table:table-cell table:style-name="ce1" office:value-type="string" calcext:value-type="string">
              <text:p>Notecards</text:p>
            </table:table-cell>
            <table:table-cell table:style-name="ce1" office:value-type="string" calcext:value-type="string">
              <text:p>Ref Manual Section(s)</text:p>
            </table:table-cell>
            <table:table-cell table:style-name="ce1" office:value-type="string" calcext:value-type="string">
              <text:p>No. Questions</text:p>
            </table:table-cell>
            <table:table-cell table:style-name="ce3" office:value-type="string" calcext:value-type="string">
              <text:p>Test Score</text:p>
            </table:table-cell>
            <table:table-cell table:style-name="ce3"/>
            <table:table-cell table:style-name="ce1" table:number-columns-repeated="1016"/>
            <table:table-cell/>
          </table:table-row>
        </table:table-header-rows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ient / Server Concepts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2" calcext:value-type="float">
            <text:p>12</text:p>
          </table:table-cell>
          <table:table-cell table:formula="of:=8/12" office:value-type="percentage" office:value="0.666666666666667" calcext:value-type="percentage">
            <text:p>67%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<text:span text:style-name="T1">mysql</text:span> Client Program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6" calcext:value-type="float">
            <text:p>6</text:p>
          </table:table-cell>
          <table:table-cell table:formula="of:=5/6" office:value-type="percentage" office:value="0.833333333333333" calcext:value-type="percentage">
            <text:p>83%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ySQL Connectors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0.8" calcext:value-type="percentage">
            <text:p>80%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ta Types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52" calcext:value-type="float">
            <text:p>52</text:p>
          </table:table-cell>
          <table:table-cell table:formula="of:=36/52" office:value-type="percentage" office:value="0.692307692307692" calcext:value-type="percentage">
            <text:p>69%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dentifiers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4" calcext:value-type="float">
            <text:p>14</text:p>
          </table:table-cell>
          <table:table-cell table:formula="of:=8/12" office:value-type="percentage" office:value="0.666666666666667" calcext:value-type="percentage">
            <text:p>67%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tabases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9" calcext:value-type="float">
            <text:p>9</text:p>
          </table:table-cell>
          <table:table-cell table:formula="of:=7/9" office:value-type="percentage" office:value="0.777777777777778" calcext:value-type="percentage">
            <text:p>78%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bles and Indices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48" calcext:value-type="float">
            <text:p>48</text:p>
          </table:table-cell>
          <table:table-cell office:value-type="percentage" office:value="0.75" calcext:value-type="percentage">
            <text:p>75%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rying for Data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16/26" office:value-type="percentage" office:value="0.615384615384615" calcext:value-type="percentage">
            <text:p>62%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QL Expressions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pdating Data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19/20" office:value-type="percentage" office:value="0.95" calcext:value-type="percentage">
            <text:p>95%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ins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ub-Queries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percentage" office:value="0.75" calcext:value-type="percentage">
            <text:p>75%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porting and Exporting Data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ser Variabl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percentage" office:value="0.75" calcext:value-type="percentage">
            <text:p>75%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epared Statement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formula="of:=5/8" office:value-type="percentage" office:value="0.625" calcext:value-type="percentage">
            <text:p>63%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ored Procedures and Prepared Statement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percentage" office:value="0.78" calcext:value-type="percentage">
            <text:p>78%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rigg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3.1.20, 23.3.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btaining Database Metadata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bugging MySQL Applications [SHOW Syntax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3.7.5, 24.34</text:p>
          </table:table-cell>
          <table:table-cell/>
          <table:table-cell table:formula="of:=3/5" office:value-type="percentage" office:value="0.6" calcext:value-type="percentage">
            <text:p>60%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asic Optimization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formula="of:=12/13" office:value-type="percentage" office:value="0.923076923076923" calcext:value-type="percentage">
            <text:p>92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Spatial Dat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xplain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left>
          <text:p><text:file-name text:display="full">???</text:file-name>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 style:data-style-name="N2" text:time-value="10:24:22.741192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07:35:45.102369815</meta:creation-date>
    <dc:date>2018-06-19T06:37:49.256551475</dc:date>
    <meta:editing-duration>P2DT18H4M2S</meta:editing-duration>
    <meta:editing-cycles>10</meta:editing-cycles>
    <meta:generator>LibreOffice/5.1.6.2$Linux_X86_64 LibreOffice_project/10m0$Build-2</meta:generator>
    <meta:print-date>2018-06-17T10:30:47.160430460</meta:print-date>
    <meta:document-statistic meta:table-count="1" meta:cell-count="94" meta:object-count="0"/>
  </office:meta>
</office:document-meta>
</file>